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fo:background-color="#ffff00" style:font-style-asian="italic" style:font-weight-asian="bold" style:font-style-complex="italic" style:font-weight-complex="bold"/>
    </style:style>
    <style:style style:name="P3" style:family="paragraph" style:parent-style-name="Standard">
      <style:text-properties fo:background-color="#f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d pred_model with threshold = 1728</text:p>
      <text:p text:style-name="Standard"/>
      <text:p text:style-name="Standard">Balanced Accuracy: 0.692</text:p>
      <text:p text:style-name="Standard">Precision: 0.9322423198392191</text:p>
      <text:p text:style-name="Standard">Recall: 0.9407407407407408</text:p>
      <text:p text:style-name="Standard">F-score: 0.9337999416739575</text:p>
      <text:p text:style-name="Standard"/>
      <text:p text:style-name="Standard"><text:s/>Confusion Matrix:</text:p>
      <text:p text:style-name="Standard"/>
      <text:p text:style-name="Standard">[[123 <text:s text:c="2"/>2]</text:p>
      <text:p text:style-name="Standard"><text:s/>[ <text:s/>6 <text:s text:c="2"/>4]]</text:p>
      <text:p text:style-name="Standard"/>
      <text:p text:style-name="Standard">Legend </text:p>
      <text:p text:style-name="Standard">[TN <text:s/>FP]</text:p>
      <text:p text:style-name="Standard">[FN <text:s/>TP]</text:p>
      <text:p text:style-name="Standard"><text:s/>0 = TN + FP </text:p>
      <text:p text:style-name="Standard"><text:s/>1 = FN + TP</text:p>
      <text:p text:style-name="Standard"/>
      <text:p text:style-name="P1">Old pred_model with threshold = 4275</text:p>
      <text:p text:style-name="Standard"/>
      <text:p text:style-name="Standard">Balanced Accuracy: 0.7</text:p>
      <text:p text:style-name="Standard">Precision: 0.9575911789652248</text:p>
      <text:p text:style-name="Standard">Recall: 0.9555555555555556</text:p>
      <text:p text:style-name="Standard">F-score: 0.9465525793650794</text:p>
      <text:p text:style-name="Standard"/>
      <text:p text:style-name="Standard"><text:s/>Confusion Matrix:</text:p>
      <text:p text:style-name="Standard"/>
      <text:p text:style-name="Standard">[[125 <text:s text:c="2"/>0]</text:p>
      <text:p text:style-name="Standard"><text:s/>[ <text:s/>6 <text:s text:c="2"/>4]]</text:p>
      <text:p text:style-name="Standard"/>
      <text:p text:style-name="P1">model_engine_int8 with threshold = 1728</text:p>
      <text:p text:style-name="Standard"/>
      <text:p text:style-name="Standard">Balanced Accuracy: 0.55</text:p>
      <text:p text:style-name="Standard">Precision: 0.9378109452736318</text:p>
      <text:p text:style-name="Standard">Recall: 0.9333333333333333</text:p>
      <text:p text:style-name="Standard">F-score: 0.9072189072189072</text:p>
      <text:p text:style-name="Standard"/>
      <text:p text:style-name="Standard"><text:s/>Confusion Matrix:</text:p>
      <text:p text:style-name="Standard"/>
      <text:p text:style-name="Standard">[[125 <text:s text:c="2"/>0]</text:p>
      <text:p text:style-name="Standard"><text:s/>[ <text:s/>9 <text:s text:c="2"/>1]]</text:p>
      <text:p text:style-name="Standard"/>
      <text:p text:style-name="P1">model_engine_int8 with threshold = 4275</text:p>
      <text:p text:style-name="Standard"/>
      <text:p text:style-name="Standard">Balanced Accuracy: 0.55</text:p>
      <text:p text:style-name="Standard">Precision: 0.9378109452736318</text:p>
      <text:p text:style-name="Standard">Recall: 0.9333333333333333</text:p>
      <text:p text:style-name="Standard">F-score: 0.9072189072189072</text:p>
      <text:p text:style-name="Standard"/>
      <text:p text:style-name="Standard"><text:soft-page-break/><text:s/>Confusion Matrix:</text:p>
      <text:p text:style-name="Standard"/>
      <text:p text:style-name="Standard">[[125 <text:s text:c="2"/>0]</text:p>
      <text:p text:style-name="Standard"><text:s/>[ <text:s/>9 <text:s text:c="2"/>1]]</text:p>
      <text:p text:style-name="Standard"/>
      <text:p text:style-name="P1">model_engine_fp16 with threshold = 1728</text:p>
      <text:p text:style-name="Standard"/>
      <text:p text:style-name="Standard">Balanced Accuracy: 0.6839999999999999</text:p>
      <text:p text:style-name="Standard">Precision: 0.9192184310294546</text:p>
      <text:p text:style-name="Standard">Recall: 0.9259259259259259</text:p>
      <text:p text:style-name="Standard">F-score: 0.9221046443268665</text:p>
      <text:p text:style-name="Standard"/>
      <text:p text:style-name="Standard"><text:s/>Confusion Matrix:</text:p>
      <text:p text:style-name="Standard"/>
      <text:p text:style-name="Standard">[[121 <text:s text:c="2"/>4]</text:p>
      <text:p text:style-name="Standard"><text:s/>[ <text:s/>6 <text:s text:c="2"/>4]]</text:p>
      <text:p text:style-name="Standard"/>
      <text:p text:style-name="P2">model_engine_fp16 with threshold = 4275</text:p>
      <text:p text:style-name="P3"/>
      <text:p text:style-name="P3">Balanced Accuracy: 0.75</text:p>
      <text:p text:style-name="P3">Precision: 0.9643874643874643</text:p>
      <text:p text:style-name="P3">Recall: 0.9629629629629629</text:p>
      <text:p text:style-name="P3">F-score: 0.9571532316630356</text:p>
      <text:p text:style-name="P3"/>
      <text:p text:style-name="P3"><text:s/>Confusion Matrix:</text:p>
      <text:p text:style-name="P3"/>
      <text:p text:style-name="P3">[[125 <text:s text:c="2"/>0]</text:p>
      <text:p text:style-name="P3"><text:s/>[ <text:s/>5 <text:s text:c="2"/>5]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5T14:24:45.444637945</meta:creation-date>
    <dc:date>1970-01-01T01:06:59.967382944</dc:date>
    <meta:editing-duration>PT13M14S</meta:editing-duration>
    <meta:editing-cycles>2</meta:editing-cycles>
    <meta:generator>LibreOffice/6.4.7.2$Linux_AARCH64 LibreOffice_project/40$Build-2</meta:generator>
    <meta:document-statistic meta:table-count="0" meta:image-count="0" meta:object-count="0" meta:page-count="2" meta:paragraph-count="53" meta:word-count="143" meta:character-count="1154" meta:non-whitespace-character-count="1016"/>
  </office:meta>
</office:document-meta>
</file>